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4mm"/>
    </style:style>
    <style:style style:name="co2" style:family="table-column">
      <style:table-column-properties fo:break-before="auto" style:column-width="109.66mm"/>
    </style:style>
    <style:style style:name="co3" style:family="table-column">
      <style:table-column-properties fo:break-before="auto" style:column-width="65.25mm"/>
    </style:style>
    <style:style style:name="co4" style:family="table-column">
      <style:table-column-properties fo:break-before="auto" style:column-width="36.87mm"/>
    </style:style>
    <style:style style:name="co5" style:family="table-column">
      <style:table-column-properties fo:break-before="auto" style:column-width="13.72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4.55mm"/>
    </style:style>
    <style:style style:name="co8" style:family="table-column">
      <style:table-column-properties fo:break-before="auto" style:column-width="17.9mm"/>
    </style:style>
    <style:style style:name="co9" style:family="table-column">
      <style:table-column-properties fo:break-before="auto" style:column-width="33.07mm"/>
    </style:style>
    <style:style style:name="co10" style:family="table-column">
      <style:table-column-properties fo:break-before="auto" style:column-width="25.49mm"/>
    </style:style>
    <style:style style:name="co11" style:family="table-column">
      <style:table-column-properties fo:break-before="auto" style:column-width="17.18mm"/>
    </style:style>
    <style:style style:name="co12" style:family="table-column">
      <style:table-column-properties fo:break-before="auto" style:column-width="14.31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6.28mm"/>
    </style:style>
    <style:style style:name="co16" style:family="table-column">
      <style:table-column-properties fo:break-before="auto" style:column-width="37.61mm"/>
    </style:style>
    <style:style style:name="co17" style:family="table-column">
      <style:table-column-properties fo:break-before="auto" style:column-width="43.04mm"/>
    </style:style>
    <style:style style:name="co18" style:family="table-column">
      <style:table-column-properties fo:break-before="auto" style:column-width="4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99mm" fo:break-before="auto" style:use-optimal-row-height="false"/>
    </style:style>
    <style:style style:name="ro3" style:family="table-row">
      <style:table-row-properties style:row-height="6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b2b2b2" fo:border="0.06pt solid #000000" style:vertical-align="middle"/>
    </style:style>
    <style:style style:name="ce4" style:family="table-cell" style:parent-style-name="Default">
      <style:table-cell-properties fo:background-color="#cccccc" fo:border="0.06pt solid #000000" style:vertical-align="middle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'Sprint 1'.D4"/>
      <style:map style:condition="cell-content()=&quot;Terminée&quot;" style:apply-style-name="EtatVert" style:base-cell-address="'Sprint 1'.D4"/>
      <style:map style:condition="cell-content()=&quot;Pas commencée&quot;" style:apply-style-name="EtatRouge" style:base-cell-address="'Sprint 1'.D4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En cours&quot;" style:apply-style-name="EtatJaune" style:base-cell-address="'Sprint 1'.D13"/>
      <style:map style:condition="cell-content()=&quot;Terminée&quot;" style:apply-style-name="EtatVert" style:base-cell-address="'Sprint 1'.D13"/>
      <style:map style:condition="cell-content()=&quot;Pas commencée&quot;" style:apply-style-name="EtatRouge" style:base-cell-address="'Sprint 1'.D13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4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'Sprint 1'.F13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14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999999" fo:border="0.06pt solid #000000"/>
    </style:style>
    <style:style style:name="ce24" style:family="table-cell" style:parent-style-name="Default" style:data-style-name="N38">
      <style:table-cell-properties style:text-align-source="fix" style:repeat-content="false" style:vertical-align="middle"/>
      <style:paragraph-properties fo:text-align="end" fo:margin-left="0mm"/>
    </style:style>
    <style:style style:name="ce25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800000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>
      <style:table-cell-properties fo:border-bottom="0.06pt solid #000000" fo:background-color="#b2b2b2" fo:border-left="none" fo:border-right="0.06pt solid #000000" fo:border-top="0.06pt solid #000000"/>
    </style:style>
    <style:style style:name="ce27" style:family="table-cell" style:parent-style-name="Default"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2.D4"/>
      <style:map style:condition="cell-content()=&quot;Terminée&quot;" style:apply-style-name="EtatVert" style:base-cell-address="Sprint2.D4"/>
      <style:map style:condition="cell-content()=&quot;Pas commencée&quot;" style:apply-style-name="EtatRouge" style:base-cell-address="Sprint2.D4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2.D4"/>
      <style:map style:condition="cell-content()=&quot;Terminée&quot;" style:apply-style-name="EtatVert" style:base-cell-address="Sprint2.D4"/>
      <style:map style:condition="cell-content()=&quot;Pas commencée&quot;" style:apply-style-name="EtatRouge" style:base-cell-address="Sprint2.D4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2.F4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2.F13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'Sprint 1'.F14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3.D4"/>
      <style:map style:condition="cell-content()=&quot;Terminée&quot;" style:apply-style-name="EtatVert" style:base-cell-address="Sprint3.D4"/>
      <style:map style:condition="cell-content()=&quot;Pas commencée&quot;" style:apply-style-name="EtatRouge" style:base-cell-address="Sprint3.D4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3.F4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3.F13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4.D4"/>
      <style:map style:condition="cell-content()=&quot;Terminée&quot;" style:apply-style-name="EtatVert" style:base-cell-address="Sprint4.D4"/>
      <style:map style:condition="cell-content()=&quot;Pas commencée&quot;" style:apply-style-name="EtatRouge" style:base-cell-address="Sprint4.D4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4.F4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4.F13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En cours&quot;" style:apply-style-name="EtatJaune" style:base-cell-address="Sprint5.D4"/>
      <style:map style:condition="cell-content()=&quot;Terminée&quot;" style:apply-style-name="EtatVert" style:base-cell-address="Sprint5.D4"/>
      <style:map style:condition="cell-content()=&quot;Pas commencée&quot;" style:apply-style-name="EtatRouge" style:base-cell-address="Sprint5.D4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map style:condition="cell-content()=&quot;&quot;" style:apply-style-name="Gris" style:base-cell-address="Sprint5.F4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map style:condition="cell-content()=&quot;&quot;" style:apply-style-name="Gris" style:base-cell-address="Sprint5.F13"/>
    </style:style>
    <style:style style:name="ce5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rminée&quot;;&quot;En cours&quot;;&quot;Pas commencée&quot;)" table:allow-empty-cell="false" table:display-list="unsorted" table:base-cell-address="'Sprint 1'.D4">
          <table:error-message table:message-type="stop" table:display="true"/>
        </table:content-validation>
      </table:content-validations>
      <table:table table:name="Sprint 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column table:style-name="co4" table:default-cell-style-name="ce13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2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9/01/2017 au 20/01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Default" table:formula="of:=['Calcul des heures'.K2]" office:value-type="float" office:value="160" calcext:value-type="float">
            <text:p>160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Mise en place des outils de développement. Choix de librairies, mise en place du projet.</text:p>
          </table:table-cell>
          <table:table-cell office:value-type="string" calcext:value-type="string">
            <text:p>Installation IDE Android Studio</text:p>
          </table:table-cell>
          <table:table-cell table:style-name="ce5"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Terminée</text:p>
          </table:table-cell>
          <table:table-cell table:style-name="ce12" table:formula="of:=SUM(['Sprint 1'.F4:.J4])" office:value-type="float" office:value="3" calcext:value-type="float">
            <text:p>3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20"/>
          <table:table-cell table:style-name="ce23" office:value-type="string" calcext:value-type="string">
            <text:p>Total estimé :</text:p>
          </table:table-cell>
          <table:table-cell table:style-name="ce25" table:formula="of:=SUM(['Sprint 1'.C4:.C978])" office:value-type="float" office:value="160" calcext:value-type="float">
            <text:p>160</text:p>
          </table:table-cell>
          <table:table-cell table:style-name="ce26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Création du projet de base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5:.J5])" office:value-type="float" office:value="0.5" calcext:value-type="float">
            <text:p>0,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style-name="ce23" office:value-type="string" calcext:value-type="string">
            <text:p>Total réel :</text:p>
          </table:table-cell>
          <table:table-cell table:style-name="ce25" table:formula="of:=SUM(['Sprint 1'.E4:.E978])" office:value-type="float" office:value="135" calcext:value-type="float">
            <text:p>135</text:p>
          </table:table-cell>
          <table:table-cell table:style-name="ce26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Mise en place sur GitHub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6:.J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4" table:formula="of:=NOW()" office:value-type="date" office:date-value="2017-01-17T15:31:31.778323" calcext:value-type="date" table:number-columns-spanned="3" table:number-rows-spanned="1">
            <text:p>mardi 17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office:value-type="string" calcext:value-type="string">
            <text:p>Prise en main des outils android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7:.J7])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Mise en place de la librairie SNMP4J dans le projet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content-validation-name="val1" office:value-type="string" calcext:value-type="string">
            <text:p>Terminée</text:p>
          </table:table-cell>
          <table:table-cell table:style-name="ce14" table:formula="of:=SUM(['Sprint 1'.F8:.J8])" office:value-type="float" office:value="6" calcext:value-type="float">
            <text:p>6</text:p>
          </table:table-cell>
          <table:table-cell table:style-name="ce17"/>
          <table:table-cell table:number-columns-repeated="2" table:style-name="ce17" office:value-type="float" office:value="3" calcext:value-type="float">
            <text:p>3</text:p>
          </table:table-cell>
          <table:table-cell table:style-name="ce17"/>
          <table:table-cell table:style-name="ce22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6">
            <text:p>Un agent simple peut répondre par une valeur statique à des requêtes</text:p>
          </table:table-cell>
          <table:table-cell office:value-type="string" calcext:value-type="string">
            <text:p>Adaptation de la librairie SNMP4J à nos besoins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content-validation-name="val1" office:value-type="string" calcext:value-type="string">
            <text:p>Terminée</text:p>
          </table:table-cell>
          <table:table-cell table:style-name="ce12" table:formula="of:=SUM(['Sprint 1'.F9:.J9])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20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Prise en main du protocole SNMP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10:.J10])" office:value-type="float" office:value="37" calcext:value-type="float">
            <text:p>3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’un service android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1:.J11])"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ide de m.raievsky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Mise en place des échanges SNMP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2:.J12]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Création d’un agent SNMP statique</text:p>
          </table:table-cell>
          <table:table-cell office:value-type="float" office:value="3" calcext:value-type="float">
            <text:p>3</text:p>
          </table:table-cell>
          <table:table-cell table:style-name="ce11" table:content-validation-name="val1" office:value-type="string" calcext:value-type="string">
            <text:p>En cours</text:p>
          </table:table-cell>
          <table:table-cell table:formula="of:=SUM(['Sprint 1'.F13:.J13])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4" calcext:value-type="float">
            <text:p>4</text:p>
          </table:table-cell>
          <table:table-cell table:style-name="ce11" table:content-validation-name="val1" office:value-type="string" calcext:value-type="string">
            <text:p>Pas commencée</text:p>
          </table:table-cell>
          <table:table-cell table:style-name="ce14" table:formula="of:=SUM(['Sprint 1'.F14:.J14])" office:value-type="float" office:value="0" calcext:value-type="float">
            <text:p>0</text:p>
          </table:table-cell>
          <table:table-cell table:style-name="ce19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stocker et accéder aux données sollicitées</text:p>
          </table:table-cell>
          <table:table-cell office:value-type="string" calcext:value-type="string">
            <text:p>Listage des données à superviser</text:p>
          </table:table-cell>
          <table:table-cell table:style-name="ce5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Terminée</text:p>
          </table:table-cell>
          <table:table-cell table:style-name="ce12" table:formula="of:=SUM(['Sprint 1'.F15:.J15])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20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’un système de stockage de la MIB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6:.J16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Création des classes « feuilles » qui accèdent aux données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17:.J17])"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u dictionnaire de la MIB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erminée</text:p>
          </table:table-cell>
          <table:table-cell table:formula="of:=SUM(['Sprint 1'.F18:.J18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4" table:formula="of:=SUM(['Sprint 1'.F19:.J19])" office:value-type="float" office:value="8" calcext:value-type="float">
            <text:p>8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2"/>
          <table:table-cell table:style-name="ce17" office:value-type="float" office:value="5" calcext:value-type="float">
            <text:p>5</text:p>
          </table:table-cell>
          <table:table-cell table:style-name="ce22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ossède une interface de débogage</text:p>
          </table:table-cell>
          <table:table-cell office:value-type="string" calcext:value-type="string">
            <text:p>Création de l’activité d’accueil</text:p>
          </table:table-cell>
          <table:table-cell table:style-name="ce5"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Terminée</text:p>
          </table:table-cell>
          <table:table-cell table:style-name="ce12" table:formula="of:=SUM(['Sprint 1'.F20:.J20])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3" calcext:value-type="float">
            <text:p>3</text:p>
          </table:table-cell>
          <table:table-cell table:style-name="ce20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Création de l’activité d’affichage des processus à surveiller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1:.J21])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Création de l’activité de listage des échanges SNMP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Création de l’activité d’affichage du contenu de la MIB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3:.J23])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content-validation-name="val1" office:value-type="string" calcext:value-type="string">
            <text:p>En cours</text:p>
          </table:table-cell>
          <table:table-cell table:style-name="ce14" table:formula="of:=SUM(['Sprint 1'.F24:.J24])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float" office:value="1" calcext:value-type="float">
            <text:p>1</text:p>
          </table:table-cell>
          <table:table-cell table:style-name="ce22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5">
            <text:p>Le service peut émettre des TRAP</text:p>
          </table:table-cell>
          <table:table-cell office:value-type="string" calcext:value-type="string">
            <text:p>Listage des données majeures à surveiller ainsi que leur seuil</text:p>
          </table:table-cell>
          <table:table-cell table:style-name="ce5"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Pas commencée</text:p>
          </table:table-cell>
          <table:table-cell table:style-name="ce12" table:formula="of:=SUM(['Sprint 1'.F25:.J25])" office:value-type="float" office:value="0" calcext:value-type="float">
            <text:p>0</text:p>
          </table:table-cell>
          <table:table-cell table:style-name="ce15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Développement de la fonction de recherche d’anomal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Recherches sur le fonctionnement d’émission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7:.J27])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Ajout de la fonctionnalité de la librairie SNMP4J de TRAP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En cours</text:p>
          </table:table-cell>
          <table:table-cell table:formula="of:=SUM(['Sprint 1'.F28:.J28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covered-table-cell/>
          <table:table-cell office:value-type="string" calcext:value-type="string">
            <text:p>Tests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4" table:formula="of:=SUM(['Sprint 1'.F29:.J29])" office:value-type="float" office:value="0" calcext:value-type="float">
            <text:p>0</text:p>
          </table:table-cell>
          <table:table-cell table:style-name="ce17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1" table:number-rows-spanned="3">
            <text:p>Documentation, tests, optimisation de l’application</text:p>
          </table:table-cell>
          <table:table-cell office:value-type="string" calcext:value-type="string">
            <text:p>Écriture de la javadoc</text:p>
          </table:table-cell>
          <table:table-cell table:style-name="ce5" office:value-type="float" office:value="9" calcext:value-type="float">
            <text:p>9</text:p>
          </table:table-cell>
          <table:table-cell table:style-name="ce8" table:content-validation-name="val1" office:value-type="string" calcext:value-type="string">
            <text:p>Pas commencée</text:p>
          </table:table-cell>
          <table:table-cell table:style-name="ce12" table:formula="of:=SUM(['Sprint 1'.F30:.J30])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20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ester l’application sur les terminaux finaux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as commencée</text:p>
          </table:table-cell>
          <table:table-cell table:formula="of:=SUM(['Sprint 1'.F31:.J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office:value-type="string" calcext:value-type="string">
            <text:p>Correction de l’application</text:p>
          </table:table-cell>
          <table:table-cell table:style-name="ce7" office:value-type="float" office:value="9" calcext:value-type="float">
            <text:p>9</text:p>
          </table:table-cell>
          <table:table-cell table:style-name="ce10" table:content-validation-name="val1" office:value-type="string" calcext:value-type="string">
            <text:p>Pas commencée</text:p>
          </table:table-cell>
          <table:table-cell table:style-name="ce14" table:formula="of:=SUM(['Sprint 1'.F32:.J32])" office:value-type="float" office:value="0" calcext:value-type="float">
            <text:p>0</text:p>
          </table:table-cell>
          <table:table-cell table:style-name="ce17" table:number-columns-repeated="4"/>
          <table:table-cell table:style-name="ce22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'Sprint 1'.F4:.F32])" office:value-type="float" office:value="38" calcext:value-type="float">
            <text:p>38</text:p>
          </table:table-cell>
          <table:table-cell table:style-name="Default" table:formula="of:=SUM(['Sprint 1'.G4:.G32])" office:value-type="float" office:value="33" calcext:value-type="float">
            <text:p>33</text:p>
          </table:table-cell>
          <table:table-cell table:style-name="Default" table:formula="of:=SUM(['Sprint 1'.H4:.H32])" office:value-type="float" office:value="31" calcext:value-type="float">
            <text:p>31</text:p>
          </table:table-cell>
          <table:table-cell table:style-name="Default" table:formula="of:=SUM(['Sprint 1'.I4:.I32])" office:value-type="float" office:value="33" calcext:value-type="float">
            <text:p>33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'Sprint 1'.D15:'Sprint 1'.D32 'Sprint 1'.D4:'Sprint 1'.D12">
            <calcext:condition calcext:apply-style-name="EtatJaune" calcext:value="=&quot;En cours&quot;" calcext:base-cell-address="'Sprint 1'.D4"/>
            <calcext:condition calcext:apply-style-name="EtatVert" calcext:value="=&quot;Terminée&quot;" calcext:base-cell-address="'Sprint 1'.D4"/>
            <calcext:condition calcext:apply-style-name="EtatRouge" calcext:value="=&quot;Pas commencée&quot;" calcext:base-cell-address="'Sprint 1'.D4"/>
          </calcext:conditional-format>
          <calcext:conditional-format calcext:target-range-address="'Sprint 1'.F15:'Sprint 1'.I32 'Sprint 1'.F4:'Sprint 1'.I12">
            <calcext:condition calcext:apply-style-name="Gris" calcext:value="=&quot;&quot;" calcext:base-cell-address="'Sprint 1'.F4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F13:'Sprint 1'.I13">
            <calcext:condition calcext:apply-style-name="Gris" calcext:value="=&quot;&quot;" calcext:base-cell-address="'Sprint 1'.F13"/>
          </calcext:conditional-format>
          <calcext:conditional-format calcext:target-range-address="'Sprint 1'.D13:'Sprint 1'.D14">
            <calcext:condition calcext:apply-style-name="EtatJaune" calcext:value="=&quot;En cours&quot;" calcext:base-cell-address="'Sprint 1'.D13"/>
            <calcext:condition calcext:apply-style-name="EtatVert" calcext:value="=&quot;Terminée&quot;" calcext:base-cell-address="'Sprint 1'.D13"/>
            <calcext:condition calcext:apply-style-name="EtatRouge" calcext:value="=&quot;Pas commencée&quot;" calcext:base-cell-address="'Sprint 1'.D13"/>
          </calcext:conditional-format>
          <calcext:conditional-format calcext:target-range-address="'Sprint 1'.F13:'Sprint 1'.I13">
            <calcext:condition calcext:apply-style-name="Gris" calcext:value="=&quot;&quot;" calcext:base-cell-address="'Sprint 1'.F13"/>
          </calcext:conditional-format>
          <calcext:conditional-format calcext:target-range-address="'Sprint 1'.F14:'Sprint 1'.I14">
            <calcext:condition calcext:apply-style-name="Gris" calcext:value="=&quot;&quot;" calcext:base-cell-address="'Sprint 1'.F14"/>
          </calcext:conditional-format>
        </calcext:conditional-formats>
      </table:table>
      <table:table table:name="Sprint2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28"/>
        <table:table-column table:style-name="co4" table:default-cell-style-name="ce13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14" table:default-cell-style-name="ce21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3/01/2017 au 03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7" table:formula="of:=['Calcul des heures'.K3]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2.F4:.J4])" office:value-type="float" office:value="0" calcext:value-type="float">
            <text:p>0</text:p>
          </table:table-cell>
          <table:table-cell table:style-name="ce30" table:number-columns-repeated="4"/>
          <table:table-cell table:style-name="ce20"/>
          <table:table-cell table:style-name="ce23" office:value-type="string" calcext:value-type="string">
            <text:p>Total estimé :</text:p>
          </table:table-cell>
          <table:table-cell table:style-name="ce25" table:formula="of:=SUM([Sprint2.C4:.C978])" office:value-type="float" office:value="0" calcext:value-type="float">
            <text:p>0</text:p>
          </table:table-cell>
          <table:table-cell table:style-name="ce26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5:.J5])" office:value-type="float" office:value="0" calcext:value-type="float">
            <text:p>0</text:p>
          </table:table-cell>
          <table:table-cell table:number-columns-repeated="5"/>
          <table:table-cell table:style-name="ce23" office:value-type="string" calcext:value-type="string">
            <text:p>Total réel :</text:p>
          </table:table-cell>
          <table:table-cell table:style-name="ce25" table:formula="of:=SUM([Sprint2.E4:.E978])" office:value-type="float" office:value="0" calcext:value-type="float">
            <text:p>0</text:p>
          </table:table-cell>
          <table:table-cell table:style-name="ce26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6:.J6])" office:value-type="float" office:value="0" calcext:value-type="float">
            <text:p>0</text:p>
          </table:table-cell>
          <table:table-cell table:number-columns-repeated="5"/>
          <table:table-cell table:style-name="ce24" table:formula="of:=NOW()" office:value-type="date" office:date-value="2017-01-17T15:33:23.46645" calcext:value-type="date" table:number-columns-spanned="3" table:number-rows-spanned="1">
            <text:p>mardi 17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7:.J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2.F8:.J8])" office:value-type="float" office:value="0" calcext:value-type="float">
            <text:p>0</text:p>
          </table:table-cell>
          <table:table-cell table:style-name="ce32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6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2.F9:.J9])" office:value-type="float" office:value="0" calcext:value-type="float">
            <text:p>0</text:p>
          </table:table-cell>
          <table:table-cell table:style-name="ce30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10:.J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11:.J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12:.J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13:.J13])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5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2.F14:.J14])" office:value-type="float" office:value="0" calcext:value-type="float">
            <text:p>0</text:p>
          </table:table-cell>
          <table:table-cell table:style-name="ce34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2.F15:.J15])" office:value-type="float" office:value="0" calcext:value-type="float">
            <text:p>0</text:p>
          </table:table-cell>
          <table:table-cell table:style-name="ce30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16:.J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17:.J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18:.J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2.F19:.J19])" office:value-type="float" office:value="0" calcext:value-type="float">
            <text:p>0</text:p>
          </table:table-cell>
          <table:table-cell table:style-name="ce32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2.F20:.J20])" office:value-type="float" office:value="0" calcext:value-type="float">
            <text:p>0</text:p>
          </table:table-cell>
          <table:table-cell table:style-name="ce30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21:.J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23:.J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2.F24:.J24])" office:value-type="float" office:value="0" calcext:value-type="float">
            <text:p>0</text:p>
          </table:table-cell>
          <table:table-cell table:style-name="ce32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2.F25:.J25])" office:value-type="float" office:value="0" calcext:value-type="float">
            <text:p>0</text:p>
          </table:table-cell>
          <table:table-cell table:style-name="ce30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27:.J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28:.J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2.F29:.J29])" office:value-type="float" office:value="0" calcext:value-type="float">
            <text:p>0</text:p>
          </table:table-cell>
          <table:table-cell table:style-name="ce32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3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2.F30:.J30])" office:value-type="float" office:value="0" calcext:value-type="float">
            <text:p>0</text:p>
          </table:table-cell>
          <table:table-cell table:style-name="ce30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2.F31:.J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style-name="ce29" table:content-validation-name="val1" office:value-type="string" calcext:value-type="string">
            <text:p>Pas commencée</text:p>
          </table:table-cell>
          <table:table-cell table:style-name="ce14" table:formula="of:=SUM([Sprint2.F32:.J32])" office:value-type="float" office:value="0" calcext:value-type="float">
            <text:p>0</text:p>
          </table:table-cell>
          <table:table-cell table:style-name="ce32" table:number-columns-repeated="4"/>
          <table:table-cell table:style-name="ce22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Sprint2.F4:.F32])" office:value-type="float" office:value="0" calcext:value-type="float">
            <text:p>0</text:p>
          </table:table-cell>
          <table:table-cell table:style-name="Default" table:formula="of:=SUM([Sprint2.G4:.G32])" office:value-type="float" office:value="0" calcext:value-type="float">
            <text:p>0</text:p>
          </table:table-cell>
          <table:table-cell table:style-name="Default" table:formula="of:=SUM([Sprint2.H4:.H32])" office:value-type="float" office:value="0" calcext:value-type="float">
            <text:p>0</text:p>
          </table:table-cell>
          <table:table-cell table:style-name="Default" table:formula="of:=SUM([Sprint2.I4:.I32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2.D6:Sprint2.D32 Sprint2.D4:Sprint2.D31">
            <calcext:condition calcext:apply-style-name="EtatJaune" calcext:value="=&quot;En cours&quot;" calcext:base-cell-address="Sprint2.D4"/>
            <calcext:condition calcext:apply-style-name="EtatVert" calcext:value="=&quot;Terminée&quot;" calcext:base-cell-address="Sprint2.D4"/>
            <calcext:condition calcext:apply-style-name="EtatRouge" calcext:value="=&quot;Pas commencée&quot;" calcext:base-cell-address="Sprint2.D4"/>
          </calcext:conditional-format>
          <calcext:conditional-format calcext:target-range-address="Sprint2.F15:Sprint2.I32 Sprint2.F4:Sprint2.I12">
            <calcext:condition calcext:apply-style-name="Gris" calcext:value="=&quot;&quot;" calcext:base-cell-address="Sprint2.F4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13:Sprint2.I13">
            <calcext:condition calcext:apply-style-name="Gris" calcext:value="=&quot;&quot;" calcext:base-cell-address="Sprint2.F13"/>
          </calcext:conditional-format>
          <calcext:conditional-format calcext:target-range-address="Sprint2.F14:Sprint2.I14">
            <calcext:condition calcext:apply-style-name="Gris" calcext:value="=&quot;&quot;" calcext:base-cell-address="'Sprint 1'.F14"/>
          </calcext:conditional-format>
        </calcext:conditional-formats>
      </table:table>
      <table:table table:name="Sprint3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36"/>
        <table:table-column table:style-name="co4" table:default-cell-style-name="ce13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14" table:default-cell-style-name="ce21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06/02/2017 au 17/02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7" table:formula="of:=['Calcul des heures'.K4]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style-name="ce35" table:content-validation-name="val1" office:value-type="string" calcext:value-type="string">
            <text:p>Pas commencée</text:p>
          </table:table-cell>
          <table:table-cell table:style-name="ce12" table:formula="of:=SUM([Sprint3.F4:.J4])" office:value-type="float" office:value="0" calcext:value-type="float">
            <text:p>0</text:p>
          </table:table-cell>
          <table:table-cell table:style-name="ce38" table:number-columns-repeated="4"/>
          <table:table-cell table:style-name="ce20"/>
          <table:table-cell table:style-name="ce23" office:value-type="string" calcext:value-type="string">
            <text:p>Total estimé :</text:p>
          </table:table-cell>
          <table:table-cell table:style-name="ce25" table:formula="of:=SUM([Sprint3.C4:.C978])" office:value-type="float" office:value="0" calcext:value-type="float">
            <text:p>0</text:p>
          </table:table-cell>
          <table:table-cell table:style-name="ce26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table:number-columns-repeated="2"/>
          <table:table-cell table:style-name="ce35" table:content-validation-name="val1" office:value-type="string" calcext:value-type="string">
            <text:p>Pas commencée</text:p>
          </table:table-cell>
          <table:table-cell table:formula="of:=SUM([Sprint3.F5:.J5])" office:value-type="float" office:value="0" calcext:value-type="float">
            <text:p>0</text:p>
          </table:table-cell>
          <table:table-cell table:number-columns-repeated="5"/>
          <table:table-cell table:style-name="ce23" office:value-type="string" calcext:value-type="string">
            <text:p>Total réel :</text:p>
          </table:table-cell>
          <table:table-cell table:style-name="ce25" table:formula="of:=SUM([Sprint3.E4:.E978])" office:value-type="float" office:value="0" calcext:value-type="float">
            <text:p>0</text:p>
          </table:table-cell>
          <table:table-cell table:style-name="ce26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6:.J6])" office:value-type="float" office:value="0" calcext:value-type="float">
            <text:p>0</text:p>
          </table:table-cell>
          <table:table-cell table:number-columns-repeated="5"/>
          <table:table-cell table:style-name="ce24" table:formula="of:=NOW()" office:value-type="date" office:date-value="2017-01-17T15:33:23.466921" calcext:value-type="date" table:number-columns-spanned="3" table:number-rows-spanned="1">
            <text:p>mardi 17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7:.J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3.F8:.J8])" office:value-type="float" office:value="0" calcext:value-type="float">
            <text:p>0</text:p>
          </table:table-cell>
          <table:table-cell table:style-name="ce40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6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3.F9:.J9])" office:value-type="float" office:value="0" calcext:value-type="float">
            <text:p>0</text:p>
          </table:table-cell>
          <table:table-cell table:style-name="ce38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10:.J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11:.J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12:.J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13:.J13])" office:value-type="float" office:value="0" calcext:value-type="float">
            <text:p>0</text:p>
          </table:table-cell>
          <table:table-cell table:style-name="ce41" table:number-columns-repeated="4"/>
          <table:table-cell table:number-columns-repeated="5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3.F14:.J14])" office:value-type="float" office:value="0" calcext:value-type="float">
            <text:p>0</text:p>
          </table:table-cell>
          <table:table-cell table:style-name="ce42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3.F15:.J15])" office:value-type="float" office:value="0" calcext:value-type="float">
            <text:p>0</text:p>
          </table:table-cell>
          <table:table-cell table:style-name="ce38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16:.J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17:.J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18:.J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3.F19:.J19])" office:value-type="float" office:value="0" calcext:value-type="float">
            <text:p>0</text:p>
          </table:table-cell>
          <table:table-cell table:style-name="ce40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3.F20:.J20])" office:value-type="float" office:value="0" calcext:value-type="float">
            <text:p>0</text:p>
          </table:table-cell>
          <table:table-cell table:style-name="ce38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21:.J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23:.J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3.F24:.J24])" office:value-type="float" office:value="0" calcext:value-type="float">
            <text:p>0</text:p>
          </table:table-cell>
          <table:table-cell table:style-name="ce40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3.F25:.J25])" office:value-type="float" office:value="0" calcext:value-type="float">
            <text:p>0</text:p>
          </table:table-cell>
          <table:table-cell table:style-name="ce38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27:.J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28:.J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3.F29:.J29])" office:value-type="float" office:value="0" calcext:value-type="float">
            <text:p>0</text:p>
          </table:table-cell>
          <table:table-cell table:style-name="ce40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3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3.F30:.J30])" office:value-type="float" office:value="0" calcext:value-type="float">
            <text:p>0</text:p>
          </table:table-cell>
          <table:table-cell table:style-name="ce38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3.F31:.J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style-name="ce37" table:content-validation-name="val1" office:value-type="string" calcext:value-type="string">
            <text:p>Pas commencée</text:p>
          </table:table-cell>
          <table:table-cell table:style-name="ce14" table:formula="of:=SUM([Sprint3.F32:.J32])" office:value-type="float" office:value="0" calcext:value-type="float">
            <text:p>0</text:p>
          </table:table-cell>
          <table:table-cell table:style-name="ce40" table:number-columns-repeated="4"/>
          <table:table-cell table:style-name="ce22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Sprint3.F4:.F32])" office:value-type="float" office:value="0" calcext:value-type="float">
            <text:p>0</text:p>
          </table:table-cell>
          <table:table-cell table:style-name="Default" table:formula="of:=SUM([Sprint3.G4:.G32])" office:value-type="float" office:value="0" calcext:value-type="float">
            <text:p>0</text:p>
          </table:table-cell>
          <table:table-cell table:style-name="Default" table:formula="of:=SUM([Sprint3.H4:.H32])" office:value-type="float" office:value="0" calcext:value-type="float">
            <text:p>0</text:p>
          </table:table-cell>
          <table:table-cell table:style-name="Default" table:formula="of:=SUM([Sprint3.I4:.I32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3.D6:Sprint3.D32 Sprint3.D4:Sprint3.D31">
            <calcext:condition calcext:apply-style-name="EtatJaune" calcext:value="=&quot;En cours&quot;" calcext:base-cell-address="Sprint3.D4"/>
            <calcext:condition calcext:apply-style-name="EtatVert" calcext:value="=&quot;Terminée&quot;" calcext:base-cell-address="Sprint3.D4"/>
            <calcext:condition calcext:apply-style-name="EtatRouge" calcext:value="=&quot;Pas commencée&quot;" calcext:base-cell-address="Sprint3.D4"/>
          </calcext:conditional-format>
          <calcext:conditional-format calcext:target-range-address="Sprint3.F15:Sprint3.I32 Sprint3.F4:Sprint3.I12">
            <calcext:condition calcext:apply-style-name="Gris" calcext:value="=&quot;&quot;" calcext:base-cell-address="Sprint3.F4"/>
          </calcext:conditional-format>
          <calcext:conditional-format calcext:target-range-address="Sprint3.F13:Sprint3.I13">
            <calcext:condition calcext:apply-style-name="Gris" calcext:value="=&quot;&quot;" calcext:base-cell-address="Sprint3.F13"/>
          </calcext:conditional-format>
          <calcext:conditional-format calcext:target-range-address="Sprint3.F13:Sprint3.I13">
            <calcext:condition calcext:apply-style-name="Gris" calcext:value="=&quot;&quot;" calcext:base-cell-address="Sprint3.F13"/>
          </calcext:conditional-format>
          <calcext:conditional-format calcext:target-range-address="Sprint3.F14:Sprint3.I14">
            <calcext:condition calcext:apply-style-name="Gris" calcext:value="=&quot;&quot;" calcext:base-cell-address="'Sprint 1'.F14"/>
          </calcext:conditional-format>
        </calcext:conditional-formats>
      </table:table>
      <table:table table:name="Sprint4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44"/>
        <table:table-column table:style-name="co4" table:default-cell-style-name="ce13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14" table:default-cell-style-name="ce21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27/02/2017 au 10/03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7" table:formula="of:=['Calcul des heures'.K5]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style-name="ce43" table:content-validation-name="val1" office:value-type="string" calcext:value-type="string">
            <text:p>Pas commencée</text:p>
          </table:table-cell>
          <table:table-cell table:style-name="ce12" table:formula="of:=SUM([Sprint4.F4:.J4])" office:value-type="float" office:value="0" calcext:value-type="float">
            <text:p>0</text:p>
          </table:table-cell>
          <table:table-cell table:style-name="ce46" table:number-columns-repeated="4"/>
          <table:table-cell table:style-name="ce20"/>
          <table:table-cell table:style-name="ce23" office:value-type="string" calcext:value-type="string">
            <text:p>Total estimé :</text:p>
          </table:table-cell>
          <table:table-cell table:style-name="ce25" table:formula="of:=SUM([Sprint4.C4:.C978])" office:value-type="float" office:value="0" calcext:value-type="float">
            <text:p>0</text:p>
          </table:table-cell>
          <table:table-cell table:style-name="ce26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table:number-columns-repeated="2"/>
          <table:table-cell table:style-name="ce43" table:content-validation-name="val1" office:value-type="string" calcext:value-type="string">
            <text:p>Pas commencée</text:p>
          </table:table-cell>
          <table:table-cell table:formula="of:=SUM([Sprint4.F5:.J5])" office:value-type="float" office:value="0" calcext:value-type="float">
            <text:p>0</text:p>
          </table:table-cell>
          <table:table-cell table:number-columns-repeated="5"/>
          <table:table-cell table:style-name="ce23" office:value-type="string" calcext:value-type="string">
            <text:p>Total réel :</text:p>
          </table:table-cell>
          <table:table-cell table:style-name="ce25" table:formula="of:=SUM([Sprint4.E4:.E978])" office:value-type="float" office:value="0" calcext:value-type="float">
            <text:p>0</text:p>
          </table:table-cell>
          <table:table-cell table:style-name="ce26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6:.J6])" office:value-type="float" office:value="0" calcext:value-type="float">
            <text:p>0</text:p>
          </table:table-cell>
          <table:table-cell table:number-columns-repeated="5"/>
          <table:table-cell table:style-name="ce24" table:formula="of:=NOW()" office:value-type="date" office:date-value="2017-01-17T15:33:23.467379" calcext:value-type="date" table:number-columns-spanned="3" table:number-rows-spanned="1">
            <text:p>mardi 17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7:.J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4.F8:.J8])" office:value-type="float" office:value="0" calcext:value-type="float">
            <text:p>0</text:p>
          </table:table-cell>
          <table:table-cell table:style-name="ce48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6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4.F9:.J9])" office:value-type="float" office:value="0" calcext:value-type="float">
            <text:p>0</text:p>
          </table:table-cell>
          <table:table-cell table:style-name="ce46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10:.J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11:.J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12:.J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13:.J13])" office:value-type="float" office:value="0" calcext:value-type="float">
            <text:p>0</text:p>
          </table:table-cell>
          <table:table-cell table:style-name="ce49" table:number-columns-repeated="4"/>
          <table:table-cell table:number-columns-repeated="5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4.F14:.J14])" office:value-type="float" office:value="0" calcext:value-type="float">
            <text:p>0</text:p>
          </table:table-cell>
          <table:table-cell table:style-name="ce50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4.F15:.J15])" office:value-type="float" office:value="0" calcext:value-type="float">
            <text:p>0</text:p>
          </table:table-cell>
          <table:table-cell table:style-name="ce46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16:.J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17:.J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18:.J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4.F19:.J19])" office:value-type="float" office:value="0" calcext:value-type="float">
            <text:p>0</text:p>
          </table:table-cell>
          <table:table-cell table:style-name="ce48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4.F20:.J20])" office:value-type="float" office:value="0" calcext:value-type="float">
            <text:p>0</text:p>
          </table:table-cell>
          <table:table-cell table:style-name="ce46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21:.J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23:.J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4.F24:.J24])" office:value-type="float" office:value="0" calcext:value-type="float">
            <text:p>0</text:p>
          </table:table-cell>
          <table:table-cell table:style-name="ce48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4.F25:.J25])" office:value-type="float" office:value="0" calcext:value-type="float">
            <text:p>0</text:p>
          </table:table-cell>
          <table:table-cell table:style-name="ce46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27:.J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28:.J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4.F29:.J29])" office:value-type="float" office:value="0" calcext:value-type="float">
            <text:p>0</text:p>
          </table:table-cell>
          <table:table-cell table:style-name="ce48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3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4.F30:.J30])" office:value-type="float" office:value="0" calcext:value-type="float">
            <text:p>0</text:p>
          </table:table-cell>
          <table:table-cell table:style-name="ce46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4.F31:.J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style-name="ce45" table:content-validation-name="val1" office:value-type="string" calcext:value-type="string">
            <text:p>Pas commencée</text:p>
          </table:table-cell>
          <table:table-cell table:style-name="ce14" table:formula="of:=SUM([Sprint4.F32:.J32])" office:value-type="float" office:value="0" calcext:value-type="float">
            <text:p>0</text:p>
          </table:table-cell>
          <table:table-cell table:style-name="ce48" table:number-columns-repeated="4"/>
          <table:table-cell table:style-name="ce22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Sprint4.F4:.F32])" office:value-type="float" office:value="0" calcext:value-type="float">
            <text:p>0</text:p>
          </table:table-cell>
          <table:table-cell table:style-name="Default" table:formula="of:=SUM([Sprint4.G4:.G32])" office:value-type="float" office:value="0" calcext:value-type="float">
            <text:p>0</text:p>
          </table:table-cell>
          <table:table-cell table:style-name="Default" table:formula="of:=SUM([Sprint4.H4:.H32])" office:value-type="float" office:value="0" calcext:value-type="float">
            <text:p>0</text:p>
          </table:table-cell>
          <table:table-cell table:style-name="Default" table:formula="of:=SUM([Sprint4.I4:.I32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4.D6:Sprint4.D32 Sprint4.D4:Sprint4.D31">
            <calcext:condition calcext:apply-style-name="EtatJaune" calcext:value="=&quot;En cours&quot;" calcext:base-cell-address="Sprint4.D4"/>
            <calcext:condition calcext:apply-style-name="EtatVert" calcext:value="=&quot;Terminée&quot;" calcext:base-cell-address="Sprint4.D4"/>
            <calcext:condition calcext:apply-style-name="EtatRouge" calcext:value="=&quot;Pas commencée&quot;" calcext:base-cell-address="Sprint4.D4"/>
          </calcext:conditional-format>
          <calcext:conditional-format calcext:target-range-address="Sprint4.F15:Sprint4.I32 Sprint4.F4:Sprint4.I12">
            <calcext:condition calcext:apply-style-name="Gris" calcext:value="=&quot;&quot;" calcext:base-cell-address="Sprint4.F4"/>
          </calcext:conditional-format>
          <calcext:conditional-format calcext:target-range-address="Sprint4.F13:Sprint4.I13">
            <calcext:condition calcext:apply-style-name="Gris" calcext:value="=&quot;&quot;" calcext:base-cell-address="Sprint4.F13"/>
          </calcext:conditional-format>
          <calcext:conditional-format calcext:target-range-address="Sprint4.F13:Sprint4.I13">
            <calcext:condition calcext:apply-style-name="Gris" calcext:value="=&quot;&quot;" calcext:base-cell-address="Sprint4.F13"/>
          </calcext:conditional-format>
          <calcext:conditional-format calcext:target-range-address="Sprint4.F14:Sprint4.I14">
            <calcext:condition calcext:apply-style-name="Gris" calcext:value="=&quot;&quot;" calcext:base-cell-address="'Sprint 1'.F14"/>
          </calcext:conditional-format>
        </calcext:conditional-formats>
      </table:table>
      <table:table table:name="Sprint5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52"/>
        <table:table-column table:style-name="co4" table:default-cell-style-name="ce13"/>
        <table:table-column table:style-name="co5" table:default-cell-style-name="ce55"/>
        <table:table-column table:style-name="co6" table:default-cell-style-name="ce55"/>
        <table:table-column table:style-name="co7" table:default-cell-style-name="ce55"/>
        <table:table-column table:style-name="co8" table:default-cell-style-name="ce55"/>
        <table:table-column table:style-name="co14" table:default-cell-style-name="ce21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Sprint du 13/03/2017 au 23/03/2017</text:p>
          </table:table-cell>
          <table:table-cell table:style-name="Default" office:value-type="string" calcext:value-type="string">
            <text:p>Temps Homme estimé (en heure) : </text:p>
          </table:table-cell>
          <table:table-cell table:style-name="ce27" table:formula="of:=['Calcul des heures'.K6]" office:value-type="float" office:value="40" calcext:value-type="float">
            <text:p>40</text:p>
          </table:table-cell>
          <table:table-cell table:style-name="Default" table:number-columns-repeated="6"/>
          <table:table-cell table:number-columns-repeated="4"/>
        </table:table-row>
        <table:table-row table:style-name="ro2">
          <table:table-cell table:style-name="ce1" office:value-type="string" calcext:value-type="string">
            <text:p>Story</text:p>
          </table:table-cell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Estimation (en heure)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Réel (en heure)</text:p>
          </table:table-cell>
          <table:table-cell table:style-name="ce1" office:value-type="string" calcext:value-type="string">
            <text:p>Dylan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Julien</text:p>
          </table:table-cell>
          <table:table-cell table:style-name="ce1" office:value-type="string" calcext:value-type="string">
            <text:p>Valentin</text:p>
          </table:table-cell>
          <table:table-cell table:style-name="ce1" office:value-type="string" calcext:value-type="string">
            <text:p>Remarque</text:p>
          </table:table-cell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style-name="ce51" table:content-validation-name="val1" office:value-type="string" calcext:value-type="string">
            <text:p>Pas commencée</text:p>
          </table:table-cell>
          <table:table-cell table:style-name="ce12" table:formula="of:=SUM([Sprint5.F4:.J4])" office:value-type="float" office:value="0" calcext:value-type="float">
            <text:p>0</text:p>
          </table:table-cell>
          <table:table-cell table:style-name="ce54" table:number-columns-repeated="4"/>
          <table:table-cell table:style-name="ce20"/>
          <table:table-cell table:style-name="ce23" office:value-type="string" calcext:value-type="string">
            <text:p>Total estimé :</text:p>
          </table:table-cell>
          <table:table-cell table:style-name="ce25" table:formula="of:=SUM([Sprint5.C4:.C978])" office:value-type="float" office:value="0" calcext:value-type="float">
            <text:p>0</text:p>
          </table:table-cell>
          <table:table-cell table:style-name="ce26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table:number-columns-repeated="2"/>
          <table:table-cell table:style-name="ce51" table:content-validation-name="val1" office:value-type="string" calcext:value-type="string">
            <text:p>Pas commencée</text:p>
          </table:table-cell>
          <table:table-cell table:formula="of:=SUM([Sprint5.F5:.J5])" office:value-type="float" office:value="0" calcext:value-type="float">
            <text:p>0</text:p>
          </table:table-cell>
          <table:table-cell table:number-columns-repeated="5"/>
          <table:table-cell table:style-name="ce23" office:value-type="string" calcext:value-type="string">
            <text:p>Total réel :</text:p>
          </table:table-cell>
          <table:table-cell table:style-name="ce25" table:formula="of:=SUM([Sprint5.E4:.E978])" office:value-type="float" office:value="0" calcext:value-type="float">
            <text:p>0</text:p>
          </table:table-cell>
          <table:table-cell table:style-name="ce26" office:value-type="string" calcext:value-type="string">
            <text:p>heures</text:p>
          </table:table-cell>
          <table:table-cell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6:.J6])" office:value-type="float" office:value="0" calcext:value-type="float">
            <text:p>0</text:p>
          </table:table-cell>
          <table:table-cell table:number-columns-repeated="5"/>
          <table:table-cell table:style-name="ce24" table:formula="of:=NOW()" office:value-type="date" office:date-value="2017-01-17T15:33:23.467894" calcext:value-type="date" table:number-columns-spanned="3" table:number-rows-spanned="1">
            <text:p>mardi 17 janvier 2017</text:p>
          </table:table-cell>
          <table:covered-table-cell table:number-columns-repeated="2"/>
          <table:table-cell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7:.J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5.F8:.J8])" office:value-type="float" office:value="0" calcext:value-type="float">
            <text:p>0</text:p>
          </table:table-cell>
          <table:table-cell table:style-name="ce56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6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5.F9:.J9])" office:value-type="float" office:value="0" calcext:value-type="float">
            <text:p>0</text:p>
          </table:table-cell>
          <table:table-cell table:style-name="ce54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10:.J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11:.J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12:.J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13:.J13])" office:value-type="float" office:value="0" calcext:value-type="float">
            <text:p>0</text:p>
          </table:table-cell>
          <table:table-cell table:style-name="ce57" table:number-columns-repeated="4"/>
          <table:table-cell table:number-columns-repeated="5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5.F14:.J14])" office:value-type="float" office:value="0" calcext:value-type="float">
            <text:p>0</text:p>
          </table:table-cell>
          <table:table-cell table:style-name="ce58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5.F15:.J15])" office:value-type="float" office:value="0" calcext:value-type="float">
            <text:p>0</text:p>
          </table:table-cell>
          <table:table-cell table:style-name="ce54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16:.J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17:.J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18:.J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5.F19:.J19])" office:value-type="float" office:value="0" calcext:value-type="float">
            <text:p>0</text:p>
          </table:table-cell>
          <table:table-cell table:style-name="ce56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5.F20:.J20])" office:value-type="float" office:value="0" calcext:value-type="float">
            <text:p>0</text:p>
          </table:table-cell>
          <table:table-cell table:style-name="ce54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21:.J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22:.J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23:.J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5.F24:.J24])" office:value-type="float" office:value="0" calcext:value-type="float">
            <text:p>0</text:p>
          </table:table-cell>
          <table:table-cell table:style-name="ce56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5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5.F25:.J25])" office:value-type="float" office:value="0" calcext:value-type="float">
            <text:p>0</text:p>
          </table:table-cell>
          <table:table-cell table:style-name="ce54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26:.J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27:.J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28:.J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content-validation-name="val1" office:value-type="string" calcext:value-type="string">
            <text:p>Pas commencée</text:p>
          </table:table-cell>
          <table:table-cell table:style-name="ce14" table:formula="of:=SUM([Sprint5.F29:.J29])" office:value-type="float" office:value="0" calcext:value-type="float">
            <text:p>0</text:p>
          </table:table-cell>
          <table:table-cell table:style-name="ce56" table:number-columns-repeated="4"/>
          <table:table-cell table:style-name="ce22"/>
          <table:table-cell table:number-columns-repeated="4"/>
        </table:table-row>
        <table:table-row table:style-name="ro3">
          <table:table-cell table:style-name="ce2" table:number-columns-spanned="1" table:number-rows-spanned="3"/>
          <table:table-cell/>
          <table:table-cell table:style-name="ce5"/>
          <table:table-cell table:content-validation-name="val1" office:value-type="string" calcext:value-type="string">
            <text:p>Pas commencée</text:p>
          </table:table-cell>
          <table:table-cell table:style-name="ce12" table:formula="of:=SUM([Sprint5.F30:.J30])" office:value-type="float" office:value="0" calcext:value-type="float">
            <text:p>0</text:p>
          </table:table-cell>
          <table:table-cell table:style-name="ce54" table:number-columns-repeated="4"/>
          <table:table-cell table:style-name="ce20"/>
          <table:table-cell table:number-columns-repeated="4"/>
        </table:table-row>
        <table:table-row table:style-name="ro3">
          <table:covered-table-cell/>
          <table:table-cell table:number-columns-repeated="2"/>
          <table:table-cell table:content-validation-name="val1" office:value-type="string" calcext:value-type="string">
            <text:p>Pas commencée</text:p>
          </table:table-cell>
          <table:table-cell table:formula="of:=SUM([Sprint5.F31:.J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covered-table-cell/>
          <table:table-cell/>
          <table:table-cell table:style-name="ce7"/>
          <table:table-cell table:style-name="ce53" table:content-validation-name="val1" office:value-type="string" calcext:value-type="string">
            <text:p>Pas commencée</text:p>
          </table:table-cell>
          <table:table-cell table:style-name="ce14" table:formula="of:=SUM([Sprint5.F32:.J32])" office:value-type="float" office:value="0" calcext:value-type="float">
            <text:p>0</text:p>
          </table:table-cell>
          <table:table-cell table:style-name="ce56" table:number-columns-repeated="4"/>
          <table:table-cell table:style-name="ce22"/>
          <table:table-cell table:number-columns-repeated="4"/>
        </table:table-row>
        <table:table-row table:style-name="ro1">
          <table:table-cell table:style-name="Default" table:number-columns-repeated="5"/>
          <table:table-cell table:style-name="Default" table:formula="of:=SUM([Sprint5.F4:.F32])" office:value-type="float" office:value="0" calcext:value-type="float">
            <text:p>0</text:p>
          </table:table-cell>
          <table:table-cell table:style-name="Default" table:formula="of:=SUM([Sprint5.G4:.G32])" office:value-type="float" office:value="0" calcext:value-type="float">
            <text:p>0</text:p>
          </table:table-cell>
          <table:table-cell table:style-name="Default" table:formula="of:=SUM([Sprint5.H4:.H32])" office:value-type="float" office:value="0" calcext:value-type="float">
            <text:p>0</text:p>
          </table:table-cell>
          <table:table-cell table:style-name="Default" table:formula="of:=SUM([Sprint5.I4:.I32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calcext:conditional-formats>
          <calcext:conditional-format calcext:target-range-address="Sprint5.D6:Sprint5.D32 Sprint5.D4:Sprint5.D31">
            <calcext:condition calcext:apply-style-name="EtatJaune" calcext:value="=&quot;En cours&quot;" calcext:base-cell-address="Sprint5.D4"/>
            <calcext:condition calcext:apply-style-name="EtatVert" calcext:value="=&quot;Terminée&quot;" calcext:base-cell-address="Sprint5.D4"/>
            <calcext:condition calcext:apply-style-name="EtatRouge" calcext:value="=&quot;Pas commencée&quot;" calcext:base-cell-address="Sprint5.D4"/>
          </calcext:conditional-format>
          <calcext:conditional-format calcext:target-range-address="Sprint5.F15:Sprint5.I32 Sprint5.F4:Sprint5.I12">
            <calcext:condition calcext:apply-style-name="Gris" calcext:value="=&quot;&quot;" calcext:base-cell-address="Sprint5.F4"/>
          </calcext:conditional-format>
          <calcext:conditional-format calcext:target-range-address="Sprint5.F13:Sprint5.I13">
            <calcext:condition calcext:apply-style-name="Gris" calcext:value="=&quot;&quot;" calcext:base-cell-address="Sprint5.F13"/>
          </calcext:conditional-format>
          <calcext:conditional-format calcext:target-range-address="Sprint5.F13:Sprint5.I13">
            <calcext:condition calcext:apply-style-name="Gris" calcext:value="=&quot;&quot;" calcext:base-cell-address="Sprint5.F13"/>
          </calcext:conditional-format>
          <calcext:conditional-format calcext:target-range-address="Sprint5.F14:Sprint5.I14">
            <calcext:condition calcext:apply-style-name="Gris" calcext:value="=&quot;&quot;" calcext:base-cell-address="'Sprint 1'.F14"/>
          </calcext:conditional-format>
        </calcext:conditional-formats>
      </table:table>
      <table:table table:name="Calcul des heures" table:style-name="ta1"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Calcul temps trav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urs à temps part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2]*['Calcul des heures'.D2]+['Calcul des heures'.F2]*['Calcul des heures'.H2])*4" office:value-type="float" office:value="160" calcext:value-type="float">
            <text:p>16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s à temps part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3]*['Calcul des heures'.D3]+['Calcul des heures'.F3]*['Calcul des heures'.H3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s à temps part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4]*['Calcul des heures'.D4]+['Calcul des heures'.F4]*['Calcul des heures'.H4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s à temps part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5]*['Calcul des heures'.D5]+['Calcul des heures'.F5]*['Calcul des heures'.H5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office:value-type="string" calcext:value-type="string">
            <text:p>Sprint 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s à temps comp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eures/j 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urs à temps part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ures/j</text:p>
          </table:table-cell>
          <table:table-cell office:value-type="string" calcext:value-type="string">
            <text:p>=</text:p>
          </table:table-cell>
          <table:table-cell table:formula="of:=(['Calcul des heures'.B6]*['Calcul des heures'.D6]+['Calcul des heures'.F6]*['Calcul des heures'.H6])*4" office:value-type="float" office:value="40" calcext:value-type="float">
            <text:p>40</text:p>
          </table:table-cell>
          <table:table-cell office:value-type="string" calcext:value-type="string">
            <text:p>heures total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SUM(['Calcul des heures'.K2:.K6])" office:value-type="float" office:value="320" calcext:value-type="float">
            <text:p>320</text:p>
          </table:table-cell>
          <table:table-cell office:value-type="string" calcext:value-type="string">
            <text:p>heures de proj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tatVert" style:family="table-cell" style:parent-style-name="Default">
      <style:table-cell-properties fo:background-color="#99cc99"/>
    </style:style>
    <style:style style:name="EtatJaune" style:family="table-cell" style:parent-style-name="Default">
      <style:table-cell-properties fo:background-color="#ffcc99"/>
    </style:style>
    <style:style style:name="EtatRouge" style:family="table-cell" style:parent-style-name="Default">
      <style:table-cell-properties fo:background-color="#ff8080"/>
    </style:style>
    <style:style style:name="Gris" style:family="table-cell" style:parent-style-name="Default">
      <style:table-cell-properties fo:background-color="#666666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/00/0000</text:date>, <text:time style:data-style-name="N2" text:time-value="14:24:24.868868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0:20:55.829313400</meta:creation-date>
    <meta:editing-duration>PT24M57S</meta:editing-duration>
    <meta:editing-cycles>6</meta:editing-cycles>
    <meta:generator>LibreOffice/5.1.4.2$Linux_X86_64 LibreOffice_project/10m0$Build-2</meta:generator>
    <dc:date>2017-01-17T15:33:23.403710362</dc:date>
    <meta:document-statistic meta:table-count="6" meta:cell-count="574" meta:object-count="0"/>
  </office:meta>
</office:document-meta>
</file>